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 for Powerline" svg:font-family="'DejaVu Sans Mono for Powerline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u_H2O</text:p>
          </table:table-cell>
          <table:table-cell office:value-type="float" office:value="-2.4583" calcext:value-type="float">
            <text:p>-2.4583</text:p>
          </table:table-cell>
          <table:table-cell office:value-type="string" calcext:value-type="string">
            <text:p>(eV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dS_IrO2</text:p>
          </table:table-cell>
          <table:table-cell office:value-type="float" office:value="-0.562803124838058" calcext:value-type="float">
            <text:p>-0.5628031248380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dS_IrO3</text:p>
          </table:table-cell>
          <table:table-cell office:value-type="float" office:value="-0.789056096134837" calcext:value-type="float">
            <text:p>-0.78905609613483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er Atom</text:p>
          </table:table-cell>
          <table:table-cell table:style-name="ce1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H per atom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(eV)</text:p>
          </table:table-cell>
          <table:table-cell table:number-columns-repeated="3"/>
          <table:table-cell office:value-type="string" calcext:value-type="string">
            <text:p>Conc. Term</text:p>
          </table:table-cell>
          <table:table-cell office:value-type="string" calcext:value-type="string">
            <text:p>nH2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(s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eV)</text:p>
          </table:table-cell>
          <table:table-cell office:value-type="float" office:value="0" calcext:value-type="float">
            <text:p>0</text:p>
          </table:table-cell>
          <table:table-cell table:formula="of:=[.D10]-[.I10]*[.$C$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O2 (s)</text:p>
          </table:table-cell>
          <table:table-cell office:value-type="float" office:value="-2.51512670363269" calcext:value-type="float">
            <text:p>-2.51512670363269</text:p>
          </table:table-cell>
          <table:table-cell table:formula="of:=[.C11]-[.C3]" office:value-type="float" office:value="-1.95232357879463" calcext:value-type="float">
            <text:p>-1.95232357879463</text:p>
          </table:table-cell>
          <table:table-cell table:formula="of:=[.C11]/3" office:value-type="float" office:value="-0.838375567877563" calcext:value-type="float">
            <text:p>-0.8383755678775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1]-[.I11]*[.$C$2]" office:value-type="float" office:value="2.96427642120537" calcext:value-type="float">
            <text:p>2.96427642120537</text:p>
          </table:table-cell>
        </table:table-row>
        <table:table-row table:style-name="ro1">
          <table:table-cell/>
          <table:table-cell office:value-type="string" calcext:value-type="string">
            <text:p>a-IrO3 (s)</text:p>
          </table:table-cell>
          <table:table-cell office:value-type="float" office:value="-2.60280711363269" calcext:value-type="float">
            <text:p>-2.60280711363269</text:p>
          </table:table-cell>
          <table:table-cell table:formula="of:=[.C12]-[.$C$4]" office:value-type="float" office:value="-1.81375101749785" calcext:value-type="float">
            <text:p>-1.81375101749785</text:p>
          </table:table-cell>
          <table:table-cell table:formula="of:=[.C12]/4" office:value-type="float" office:value="-0.650701778408172" calcext:value-type="float">
            <text:p>-0.6507017784081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2]-[.I12]*[.$C$2]" office:value-type="float" office:value="5.56114898250215" calcext:value-type="float">
            <text:p>5.56114898250215</text:p>
          </table:table-cell>
        </table:table-row>
        <table:table-row table:style-name="ro1">
          <table:table-cell/>
          <table:table-cell office:value-type="string" calcext:value-type="string">
            <text:p>R-IrO3 (s)</text:p>
          </table:table-cell>
          <table:table-cell table:formula="of:=4 * -0.637816981533173" office:value-type="float" office:value="-2.55126792613269" calcext:value-type="float">
            <text:p>-2.55126792613269</text:p>
          </table:table-cell>
          <table:table-cell table:formula="of:=[.C13]-[.$C$4]" office:value-type="float" office:value="-1.76221182999786" calcext:value-type="float">
            <text:p>-1.76221182999786</text:p>
          </table:table-cell>
          <table:table-cell table:formula="of:=[.C13]/4" office:value-type="float" office:value="-0.637816981533173" calcext:value-type="float">
            <text:p>-0.6378169815331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3]-[.I13]*[.$C$2]" office:value-type="float" office:value="5.61268817000214" calcext:value-type="float">
            <text:p>5.61268817000214</text:p>
          </table:table-cell>
        </table:table-row>
        <table:table-row table:style-name="ro1">
          <table:table-cell/>
          <table:table-cell office:value-type="string" calcext:value-type="string">
            <text:p>b-IrO3 (s)</text:p>
          </table:table-cell>
          <table:table-cell table:formula="of:=4 * -0.596831474814422" office:value-type="float" office:value="-2.38732589925769" calcext:value-type="float">
            <text:p>-2.38732589925769</text:p>
          </table:table-cell>
          <table:table-cell table:formula="of:=[.C14]-[.$C$4]" office:value-type="float" office:value="-1.59826980312285" calcext:value-type="float">
            <text:p>-1.59826980312285</text:p>
          </table:table-cell>
          <table:table-cell table:formula="of:=[.C14]/4" office:value-type="float" office:value="-0.596831474814422" calcext:value-type="float">
            <text:p>-0.5968314748144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4]-[.I14]*[.$C$2]" office:value-type="float" office:value="5.77663019687715" calcext:value-type="float">
            <text:p>5.77663019687715</text:p>
          </table:table-cell>
        </table:table-row>
        <table:table-row table:style-name="ro1">
          <table:table-cell/>
          <table:table-cell office:value-type="string" calcext:value-type="string">
            <text:p>Ir[4+] (aq)</text:p>
          </table:table-cell>
          <table:table-cell/>
          <table:table-cell office:value-type="float" office:value="-2.038081775" calcext:value-type="float">
            <text:p>-2.038081775</text:p>
          </table:table-cell>
          <table:table-cell table:number-columns-repeated="3"/>
          <table:table-cell office:value-type="float" office:value="-0.3546" calcext:value-type="float">
            <text:p>-0.3546</text:p>
          </table:table-cell>
          <table:table-cell office:value-type="float" office:value="4" calcext:value-type="float">
            <text:p>4</text:p>
          </table:table-cell>
          <table:table-cell table:formula="of:=[.D15]-[.I15]*[.$C$2]+[.H15]" office:value-type="float" office:value="7.440518225" calcext:value-type="float">
            <text:p>7.44051822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formula="of:=[.D11]*3" office:value-type="float" office:value="-5.8569707363839" calcext:value-type="float">
            <text:p>-5.8569707363839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formula="of:=[.D11]-2*-2.4583" office:value-type="float" office:value="2.96427642120537" calcext:value-type="float">
            <text:p>2.964276421205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 for Powerline" svg:font-family="'DejaVu Sans Mono for Powerline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15:46:57.658000000</meta:creation-date>
    <dc:date>2020-05-01T17:03:39.292000000</dc:date>
    <meta:editing-duration>PT55M18S</meta:editing-duration>
    <meta:editing-cycles>27</meta:editing-cycles>
    <meta:generator>LibreOffice/6.3.5.2$Windows_X86_64 LibreOffice_project/dd0751754f11728f69b42ee2af66670068624673</meta:generator>
    <meta:document-statistic meta:table-count="1" meta:cell-count="55" meta:object-count="0"/>
  </office:meta>
</office:document-meta>
</file>